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oToPageDialog.cancelButton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ToPageDialog.jbInit( Translator trans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oToPageDialog.GoToPageDialog( Frame frame , String title , Translator trans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oToPageDialog.okButton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oToPageDialog.getP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ToPageDialog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